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eeeeee" draw:opacity="85%"/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7cm" svg:height="1.524cm" svg:x="8.874cm" svg:y="3.41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4.263cm 1.771cm" svg:x1="8.874cm" svg:y1="4.175cm" svg:x2="9.264cm" svg:y2="4.714cm" draw:start-shape="id1" draw:start-glue-point="6" draw:end-shape="id1" draw:end-glue-point="7" svg:d="M8874 4175c-7147 0-5956 1518-4072 2589s4462 1694 4462-2050" svg:viewBox="0 0 5904 3412">
          <text:p/>
        </draw:connector>
        <draw:frame draw:style-name="gr3" draw:text-style-name="P3" draw:layer="layout" svg:width="8.892cm" svg:height="0.962cm" svg:x="1.254cm" svg:y="1.381cm">
          <draw:text-box>
            <text:p>Lift State Diagram (work on it)</text:p>
          </draw:text-box>
        </draw:frame>
        <draw:custom-shape draw:style-name="gr4" draw:text-style-name="P4" xml:id="id2" draw:id="id2" draw:layer="layout" svg:width="2.413cm" svg:height="1.651cm" svg:x="16.748cm" svg:y="9.763cm">
          <text:p text:style-name="P1"><text:span text:style-name="T2">Draft</text:span></text:p>
          <text:p text:style-name="P1"><text:span text:style-name="T2">His cou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953cm" svg:height="2.286cm" svg:x="1.635cm" svg:y="3.667cm">
          <text:p text:style-name="P1"><text:span text:style-name="T3">Receive unilateral</text:span></text:p>
          <text:p text:style-name="P1"><text:span text:style-name="T3">Signed payment</text:span></text:p>
          <text:p text:style-name="P1"><text:span text:style-name="T3">---------------------------</text:span></text:p>
          <text:p text:style-name="P1"><text:span text:style-name="T3">Store chit,</text:span></text:p>
          <text:p text:style-name="P1"><text:span text:style-name="T3">Notify m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1.541cm" svg:y1="4.175cm" svg:x2="17.955cm" svg:y2="9.763cm" draw:start-shape="id1" draw:start-glue-point="10" draw:end-shape="id2" draw:end-glue-point="4" svg:d="M11541 4175c4276 0 6414 1862 6414 5588" svg:viewBox="0 0 6415 5589">
          <text:p/>
        </draw:connector>
        <draw:custom-shape draw:style-name="gr5" draw:text-style-name="P5" draw:layer="layout" svg:width="4.953cm" svg:height="2.286cm" svg:x="13.319cm" svg:y="3.54cm">
          <text:p text:style-name="P1"><text:span text:style-name="T3">User request to</text:span></text:p>
          <text:p text:style-name="P1"><text:span text:style-name="T3">invoice</text:span></text:p>
          <text:p text:style-name="P1"><text:span text:style-name="T3">---------------------------</text:span></text:p>
          <text:p text:style-name="P1"><text:span text:style-name="T3">Store signed chit draft</text:span></text:p>
          <text:p text:style-name="P1"><text:span text:style-name="T3">Send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draw:line-skew="1.948cm" svg:x1="17.955cm" svg:y1="11.414cm" svg:x2="10.208cm" svg:y2="4.937cm" draw:start-shape="id2" draw:start-glue-point="8" draw:end-shape="id1" draw:end-glue-point="8" svg:d="M17955 11414c0 3673-7747 6912-7747-6477" svg:viewBox="0 0 7748 9697">
          <text:p/>
        </draw:connector>
        <draw:connector draw:style-name="gr2" draw:text-style-name="P2" draw:layer="layout" draw:type="curve" svg:x1="16.748cm" svg:y1="10.589cm" svg:x2="10.208cm" svg:y2="4.937cm" draw:start-shape="id2" draw:start-glue-point="6" draw:end-shape="id1" draw:end-glue-point="8" svg:d="M16748 10589c-4360 0-6540-1884-6540-5652" svg:viewBox="0 0 6541 5653">
          <text:p/>
        </draw:connector>
        <draw:custom-shape draw:style-name="gr5" draw:text-style-name="P5" draw:layer="layout" svg:width="4.953cm" svg:height="2.286cm" svg:x="11.668cm" svg:y="7.985cm">
          <text:p text:style-name="P1"><text:span text:style-name="T3">Partner cancels</text:span></text:p>
          <text:p text:style-name="P1"><text:span text:style-name="T3">---------------------------</text:span></text:p>
          <text:p text:style-name="P1"><text:span text:style-name="T3">Delete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4.953cm" svg:height="2.286cm" svg:x="11.033cm" svg:y="13.446cm">
          <text:p text:style-name="P1"><text:span text:style-name="T3">Get partner signature</text:span></text:p>
          <text:p text:style-name="P1"><text:span text:style-name="T3">---------------------------</text:span></text:p>
          <text:p text:style-name="P1"><text:span text:style-name="T3">Store to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5-03T15:50:13.897695179</dc:date>
    <meta:editing-duration>PT22H6M1S</meta:editing-duration>
    <meta:editing-cycles>9</meta:editing-cycles>
    <meta:generator>LibreOffice/5.4.6.2$MacOSX_X86_64 LibreOffice_project/4014ce260a04f1026ba855d3b8d91541c224eab8</meta:generator>
    <meta:document-statistic meta:object-count="11"/>
  </office:meta>
</office:document-meta>
</file>